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F0000026D77E04CDFAA433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6.484cm" svg:height="16.431cm" draw:z-index="0"><draw:image xlink:href="Pictures/100002010000026F0000026D77E04CDFAA4334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9:31:13.889200441</meta:creation-date>
    <dc:date>2021-06-11T19:31:50.983973358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